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UnetTongren_9Surfaces_20200215_Analysis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1.2492" calcext:value-type="float">
            <text:p>1.2492</text:p>
          </table:table-cell>
          <table:table-cell office:value-type="float" office:value="3.3764" calcext:value-type="float">
            <text:p>3.3764</text:p>
          </table:table-cell>
          <table:table-cell office:value-type="float" office:value="3.4342" calcext:value-type="float">
            <text:p>3.4342</text:p>
          </table:table-cell>
          <table:table-cell office:value-type="float" office:value="3.0683" calcext:value-type="float">
            <text:p>3.0683</text:p>
          </table:table-cell>
          <table:table-cell office:value-type="float" office:value="3.4659" calcext:value-type="float">
            <text:p>3.4659</text:p>
          </table:table-cell>
          <table:table-cell office:value-type="float" office:value="1.7454" calcext:value-type="float">
            <text:p>1.7454</text:p>
          </table:table-cell>
          <table:table-cell office:value-type="float" office:value="3.3384" calcext:value-type="float">
            <text:p>3.3384</text:p>
          </table:table-cell>
          <table:table-cell office:value-type="float" office:value="2.2208" calcext:value-type="float">
            <text:p>2.2208</text:p>
          </table:table-cell>
          <table:table-cell office:value-type="float" office:value="1.5653" calcext:value-type="float">
            <text:p>1.5653</text:p>
          </table:table-cell>
          <table:table-cell office:value-type="float" office:value="1.07902884483337" calcext:value-type="float">
            <text:p>1.07902884483337</text:p>
          </table:table-cell>
          <table:table-cell office:value-type="float" office:value="2.60709691047668" calcext:value-type="float">
            <text:p>2.60709691047668</text:p>
          </table:table-cell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3704" calcext:value-type="float">
            <text:p>1.3704</text:p>
          </table:table-cell>
          <table:table-cell office:value-type="float" office:value="3.0291" calcext:value-type="float">
            <text:p>3.0291</text:p>
          </table:table-cell>
          <table:table-cell office:value-type="float" office:value="2.7704" calcext:value-type="float">
            <text:p>2.7704</text:p>
          </table:table-cell>
          <table:table-cell office:value-type="float" office:value="2.8851" calcext:value-type="float">
            <text:p>2.8851</text:p>
          </table:table-cell>
          <table:table-cell office:value-type="float" office:value="3.6234" calcext:value-type="float">
            <text:p>3.6234</text:p>
          </table:table-cell>
          <table:table-cell office:value-type="float" office:value="1.7366" calcext:value-type="float">
            <text:p>1.7366</text:p>
          </table:table-cell>
          <table:table-cell office:value-type="float" office:value="3.385" calcext:value-type="float">
            <text:p>3.385</text:p>
          </table:table-cell>
          <table:table-cell office:value-type="float" office:value="2.5947" calcext:value-type="float">
            <text:p>2.5947</text:p>
          </table:table-cell>
          <table:table-cell office:value-type="float" office:value="1.6272" calcext:value-type="float">
            <text:p>1.6272</text:p>
          </table:table-cell>
          <table:table-cell office:value-type="float" office:value="0.858586370944977" calcext:value-type="float">
            <text:p>0.858586370944977</text:p>
          </table:table-cell>
          <table:table-cell office:value-type="float" office:value="2.55800127983093" calcext:value-type="float">
            <text:p>2.55800127983093</text:p>
          </table:table-cell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9686" calcext:value-type="float">
            <text:p>1.9686</text:p>
          </table:table-cell>
          <table:table-cell office:value-type="float" office:value="3.5559" calcext:value-type="float">
            <text:p>3.5559</text:p>
          </table:table-cell>
          <table:table-cell office:value-type="float" office:value="3.1049" calcext:value-type="float">
            <text:p>3.1049</text:p>
          </table:table-cell>
          <table:table-cell office:value-type="float" office:value="3.3253" calcext:value-type="float">
            <text:p>3.3253</text:p>
          </table:table-cell>
          <table:table-cell office:value-type="float" office:value="4.0908" calcext:value-type="float">
            <text:p>4.0908</text:p>
          </table:table-cell>
          <table:table-cell office:value-type="float" office:value="2.1701" calcext:value-type="float">
            <text:p>2.1701</text:p>
          </table:table-cell>
          <table:table-cell office:value-type="float" office:value="3.2815" calcext:value-type="float">
            <text:p>3.2815</text:p>
          </table:table-cell>
          <table:table-cell office:value-type="float" office:value="2.5559" calcext:value-type="float">
            <text:p>2.5559</text:p>
          </table:table-cell>
          <table:table-cell office:value-type="float" office:value="1.7184" calcext:value-type="float">
            <text:p>1.7184</text:p>
          </table:table-cell>
          <table:table-cell office:value-type="float" office:value="1.14663743972778" calcext:value-type="float">
            <text:p>1.14663743972778</text:p>
          </table:table-cell>
          <table:table-cell office:value-type="float" office:value="2.8634660243988" calcext:value-type="float">
            <text:p>2.8634660243988</text:p>
          </table:table-cell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416" calcext:value-type="float">
            <text:p>1.416</text:p>
          </table:table-cell>
          <table:table-cell office:value-type="float" office:value="3.6218" calcext:value-type="float">
            <text:p>3.6218</text:p>
          </table:table-cell>
          <table:table-cell office:value-type="float" office:value="3.7504" calcext:value-type="float">
            <text:p>3.7504</text:p>
          </table:table-cell>
          <table:table-cell office:value-type="float" office:value="3.0818" calcext:value-type="float">
            <text:p>3.0818</text:p>
          </table:table-cell>
          <table:table-cell office:value-type="float" office:value="3.2299" calcext:value-type="float">
            <text:p>3.2299</text:p>
          </table:table-cell>
          <table:table-cell office:value-type="float" office:value="3.0091" calcext:value-type="float">
            <text:p>3.0091</text:p>
          </table:table-cell>
          <table:table-cell office:value-type="float" office:value="4.174" calcext:value-type="float">
            <text:p>4.174</text:p>
          </table:table-cell>
          <table:table-cell office:value-type="float" office:value="2.234" calcext:value-type="float">
            <text:p>2.234</text:p>
          </table:table-cell>
          <table:table-cell office:value-type="float" office:value="2.3493" calcext:value-type="float">
            <text:p>2.3493</text:p>
          </table:table-cell>
          <table:table-cell office:value-type="float" office:value="1.54792392253876" calcext:value-type="float">
            <text:p>1.54792392253876</text:p>
          </table:table-cell>
          <table:table-cell office:value-type="float" office:value="2.98515653610229" calcext:value-type="float">
            <text:p>2.98515653610229</text:p>
          </table:table-cell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1.2682" calcext:value-type="float">
            <text:p>1.2682</text:p>
          </table:table-cell>
          <table:table-cell office:value-type="float" office:value="3.3636" calcext:value-type="float">
            <text:p>3.3636</text:p>
          </table:table-cell>
          <table:table-cell office:value-type="float" office:value="2.8657" calcext:value-type="float">
            <text:p>2.8657</text:p>
          </table:table-cell>
          <table:table-cell office:value-type="float" office:value="2.8122" calcext:value-type="float">
            <text:p>2.8122</text:p>
          </table:table-cell>
          <table:table-cell office:value-type="float" office:value="3.282" calcext:value-type="float">
            <text:p>3.282</text:p>
          </table:table-cell>
          <table:table-cell office:value-type="float" office:value="1.9081" calcext:value-type="float">
            <text:p>1.9081</text:p>
          </table:table-cell>
          <table:table-cell office:value-type="float" office:value="2.68" calcext:value-type="float">
            <text:p>2.68</text:p>
          </table:table-cell>
          <table:table-cell office:value-type="float" office:value="1.768" calcext:value-type="float">
            <text:p>1.768</text:p>
          </table:table-cell>
          <table:table-cell office:value-type="float" office:value="1.5528" calcext:value-type="float">
            <text:p>1.5528</text:p>
          </table:table-cell>
          <table:table-cell office:value-type="float" office:value="0.905967950820923" calcext:value-type="float">
            <text:p>0.905967950820923</text:p>
          </table:table-cell>
          <table:table-cell office:value-type="float" office:value="2.38897609710693" calcext:value-type="float">
            <text:p>2.38897609710693</text:p>
          </table:table-cell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1.2257" calcext:value-type="float">
            <text:p>1.2257</text:p>
          </table:table-cell>
          <table:table-cell office:value-type="float" office:value="3.3845" calcext:value-type="float">
            <text:p>3.3845</text:p>
          </table:table-cell>
          <table:table-cell office:value-type="float" office:value="2.8551" calcext:value-type="float">
            <text:p>2.8551</text:p>
          </table:table-cell>
          <table:table-cell office:value-type="float" office:value="2.5613" calcext:value-type="float">
            <text:p>2.5613</text:p>
          </table:table-cell>
          <table:table-cell office:value-type="float" office:value="3.0063" calcext:value-type="float">
            <text:p>3.0063</text:p>
          </table:table-cell>
          <table:table-cell office:value-type="float" office:value="1.6735" calcext:value-type="float">
            <text:p>1.6735</text:p>
          </table:table-cell>
          <table:table-cell office:value-type="float" office:value="3.1231" calcext:value-type="float">
            <text:p>3.1231</text:p>
          </table:table-cell>
          <table:table-cell office:value-type="float" office:value="1.7346" calcext:value-type="float">
            <text:p>1.7346</text:p>
          </table:table-cell>
          <table:table-cell office:value-type="float" office:value="1.5686" calcext:value-type="float">
            <text:p>1.5686</text:p>
          </table:table-cell>
          <table:table-cell office:value-type="float" office:value="0.850015997886658" calcext:value-type="float">
            <text:p>0.850015997886658</text:p>
          </table:table-cell>
          <table:table-cell office:value-type="float" office:value="2.34807300567627" calcext:value-type="float">
            <text:p>2.34807300567627</text:p>
          </table:table-cell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1.1652" calcext:value-type="float">
            <text:p>1.1652</text:p>
          </table:table-cell>
          <table:table-cell office:value-type="float" office:value="3.2235" calcext:value-type="float">
            <text:p>3.2235</text:p>
          </table:table-cell>
          <table:table-cell office:value-type="float" office:value="2.7358" calcext:value-type="float">
            <text:p>2.7358</text:p>
          </table:table-cell>
          <table:table-cell office:value-type="float" office:value="2.5638" calcext:value-type="float">
            <text:p>2.5638</text:p>
          </table:table-cell>
          <table:table-cell office:value-type="float" office:value="3.0648" calcext:value-type="float">
            <text:p>3.0648</text:p>
          </table:table-cell>
          <table:table-cell office:value-type="float" office:value="1.7622" calcext:value-type="float">
            <text:p>1.7622</text:p>
          </table:table-cell>
          <table:table-cell office:value-type="float" office:value="3.3564" calcext:value-type="float">
            <text:p>3.3564</text:p>
          </table:table-cell>
          <table:table-cell office:value-type="float" office:value="2.063" calcext:value-type="float">
            <text:p>2.063</text:p>
          </table:table-cell>
          <table:table-cell office:value-type="float" office:value="1.4158" calcext:value-type="float">
            <text:p>1.4158</text:p>
          </table:table-cell>
          <table:table-cell office:value-type="float" office:value="0.892174303531647" calcext:value-type="float">
            <text:p>0.892174303531647</text:p>
          </table:table-cell>
          <table:table-cell office:value-type="float" office:value="2.3722767829895" calcext:value-type="float">
            <text:p>2.3722767829895</text:p>
          </table:table-cell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2542" calcext:value-type="float">
            <text:p>1.2542</text:p>
          </table:table-cell>
          <table:table-cell office:value-type="float" office:value="3.4781" calcext:value-type="float">
            <text:p>3.4781</text:p>
          </table:table-cell>
          <table:table-cell office:value-type="float" office:value="3.4206" calcext:value-type="float">
            <text:p>3.4206</text:p>
          </table:table-cell>
          <table:table-cell office:value-type="float" office:value="2.9755" calcext:value-type="float">
            <text:p>2.9755</text:p>
          </table:table-cell>
          <table:table-cell office:value-type="float" office:value="3.193" calcext:value-type="float">
            <text:p>3.193</text:p>
          </table:table-cell>
          <table:table-cell office:value-type="float" office:value="1.7084" calcext:value-type="float">
            <text:p>1.7084</text:p>
          </table:table-cell>
          <table:table-cell office:value-type="float" office:value="3.7216" calcext:value-type="float">
            <text:p>3.7216</text:p>
          </table:table-cell>
          <table:table-cell office:value-type="float" office:value="2.318" calcext:value-type="float">
            <text:p>2.318</text:p>
          </table:table-cell>
          <table:table-cell office:value-type="float" office:value="1.696" calcext:value-type="float">
            <text:p>1.696</text:p>
          </table:table-cell>
          <table:table-cell office:value-type="float" office:value="1.04118347167969" calcext:value-type="float">
            <text:p>1.04118347167969</text:p>
          </table:table-cell>
          <table:table-cell office:value-type="float" office:value="2.64059734344482" calcext:value-type="float">
            <text:p>2.64059734344482</text:p>
          </table:table-cell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334" calcext:value-type="float">
            <text:p>1.334</text:p>
          </table:table-cell>
          <table:table-cell office:value-type="float" office:value="3.1658" calcext:value-type="float">
            <text:p>3.1658</text:p>
          </table:table-cell>
          <table:table-cell office:value-type="float" office:value="2.8854" calcext:value-type="float">
            <text:p>2.8854</text:p>
          </table:table-cell>
          <table:table-cell office:value-type="float" office:value="2.6808" calcext:value-type="float">
            <text:p>2.6808</text:p>
          </table:table-cell>
          <table:table-cell office:value-type="float" office:value="2.83" calcext:value-type="float">
            <text:p>2.83</text:p>
          </table:table-cell>
          <table:table-cell office:value-type="float" office:value="1.5779" calcext:value-type="float">
            <text:p>1.5779</text:p>
          </table:table-cell>
          <table:table-cell office:value-type="float" office:value="3.3426" calcext:value-type="float">
            <text:p>3.3426</text:p>
          </table:table-cell>
          <table:table-cell office:value-type="float" office:value="2.3806" calcext:value-type="float">
            <text:p>2.3806</text:p>
          </table:table-cell>
          <table:table-cell office:value-type="float" office:value="1.7513" calcext:value-type="float">
            <text:p>1.7513</text:p>
          </table:table-cell>
          <table:table-cell office:value-type="float" office:value="0.814504086971283" calcext:value-type="float">
            <text:p>0.814504086971283</text:p>
          </table:table-cell>
          <table:table-cell office:value-type="float" office:value="2.43871641159058" calcext:value-type="float">
            <text:p>2.43871641159058</text:p>
          </table:table-cell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6088" calcext:value-type="float">
            <text:p>1.6088</text:p>
          </table:table-cell>
          <table:table-cell office:value-type="float" office:value="3.1959" calcext:value-type="float">
            <text:p>3.1959</text:p>
          </table:table-cell>
          <table:table-cell office:value-type="float" office:value="3.4307" calcext:value-type="float">
            <text:p>3.4307</text:p>
          </table:table-cell>
          <table:table-cell office:value-type="float" office:value="3.3138" calcext:value-type="float">
            <text:p>3.3138</text:p>
          </table:table-cell>
          <table:table-cell office:value-type="float" office:value="3.7392" calcext:value-type="float">
            <text:p>3.7392</text:p>
          </table:table-cell>
          <table:table-cell office:value-type="float" office:value="1.5958" calcext:value-type="float">
            <text:p>1.5958</text:p>
          </table:table-cell>
          <table:table-cell office:value-type="float" office:value="3.0918" calcext:value-type="float">
            <text:p>3.0918</text:p>
          </table:table-cell>
          <table:table-cell office:value-type="float" office:value="1.9368" calcext:value-type="float">
            <text:p>1.9368</text:p>
          </table:table-cell>
          <table:table-cell office:value-type="float" office:value="1.5904" calcext:value-type="float">
            <text:p>1.5904</text:p>
          </table:table-cell>
          <table:table-cell office:value-type="float" office:value="0.937416553497314" calcext:value-type="float">
            <text:p>0.937416553497314</text:p>
          </table:table-cell>
          <table:table-cell office:value-type="float" office:value="2.61146688461304" calcext:value-type="float">
            <text:p>2.61146688461304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11])" office:value-type="float" office:value="1.38603" calcext:value-type="float">
            <text:p>1.38603</text:p>
          </table:table-cell>
          <table:table-cell table:style-name="ce1" table:formula="of:=AVERAGE([.C2:.C11])" office:value-type="float" office:value="3.33946" calcext:value-type="float">
            <text:p>3.33946</text:p>
          </table:table-cell>
          <table:table-cell table:style-name="ce1" table:formula="of:=AVERAGE([.D2:.D11])" office:value-type="float" office:value="3.12532" calcext:value-type="float">
            <text:p>3.12532</text:p>
          </table:table-cell>
          <table:table-cell table:style-name="ce1" table:formula="of:=AVERAGE([.E2:.E11])" office:value-type="float" office:value="2.92679" calcext:value-type="float">
            <text:p>2.92679</text:p>
          </table:table-cell>
          <table:table-cell table:style-name="ce1" table:formula="of:=AVERAGE([.F2:.F11])" office:value-type="float" office:value="3.35253" calcext:value-type="float">
            <text:p>3.35253</text:p>
          </table:table-cell>
          <table:table-cell table:style-name="ce1" table:formula="of:=AVERAGE([.G2:.G11])" office:value-type="float" office:value="1.88871" calcext:value-type="float">
            <text:p>1.88871</text:p>
          </table:table-cell>
          <table:table-cell table:style-name="ce1" table:formula="of:=AVERAGE([.H2:.H11])" office:value-type="float" office:value="3.34944" calcext:value-type="float">
            <text:p>3.34944</text:p>
          </table:table-cell>
          <table:table-cell table:style-name="ce1" table:formula="of:=AVERAGE([.I2:.I11])" office:value-type="float" office:value="2.18064" calcext:value-type="float">
            <text:p>2.18064</text:p>
          </table:table-cell>
          <table:table-cell table:style-name="ce1" table:formula="of:=AVERAGE([.J2:.J11])" office:value-type="float" office:value="1.68351" calcext:value-type="float">
            <text:p>1.68351</text:p>
          </table:table-cell>
          <table:table-cell table:style-name="ce1" table:formula="of:=AVERAGE([.K2:.K11])" office:value-type="float" office:value="1.00734389424324" calcext:value-type="float">
            <text:p>1.00734389424324</text:p>
          </table:table-cell>
          <table:table-cell table:style-name="ce1" table:formula="of:=AVERAGE([.L2:.L11])" office:value-type="float" office:value="2.58138272762299" calcext:value-type="float">
            <text:p>2.58138272762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5:30:48.448541551</dc:date>
    <meta:editing-duration>PT2M13S</meta:editing-duration>
    <meta:editing-cycles>3</meta:editing-cycles>
    <meta:generator>LibreOffice/6.0.7.3$Linux_X86_64 LibreOffice_project/00m0$Build-3</meta:generator>
    <meta:document-statistic meta:table-count="1" meta:cell-count="144" meta:object-count="0"/>
  </office:meta>
</office:document-meta>
</file>